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nsolas" fo:font-size="6pt" style:font-size-asian="6pt" style:font-size-complex="6pt"/>
    </style:style>
    <style:style style:name="P2" style:family="paragraph" style:parent-style-name="Preformatted_20_Text">
      <style:paragraph-properties fo:break-before="page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fo:font-style="normal" fo:font-weight="normal" style:font-style-asian="normal" style:font-weight-asian="normal"/>
    </style:style>
    <style:style style:name="T4" style:family="text">
      <style:text-properties fo:color="#080808" loext:opacity="100%" style:font-name="Consolas" fo:font-size="10pt" fo:font-style="normal" fo:font-weight="normal" style:font-size-asian="10pt" style:font-style-asian="normal" style:font-weight-asian="normal"/>
    </style:style>
    <style:style style:name="T5" style:family="text">
      <style:text-properties style:font-name="Consolas"/>
    </style:style>
    <style:style style:name="T6" style:family="text">
      <style:text-properties style:font-name="Consolas" fo:font-size="6pt" style:font-size-asian="6pt" style:font-size-complex="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text:span text:style-name="T3">Pool : <text:s/>1 <text:s text:c="3"/>Difficulty : <text:s/>3</text:span><text:line-break/><text:span text:style-name="T3">successes <text:s/>: <text:s text:c="5"/>1</text:span><text:line-break/><text:span text:style-name="T3">chance <text:s text:c="3"/>%: <text:s/>80.00</text:span><text:line-break/><text:span text:style-name="T3">cum chance%: <text:s/>80.00</text:span><text:line-break/><text:span text:style-name="T3">Fail: 20.00<text:tab/>Botch: 10.00<text:tab/>avg: <text:s/>0.80</text:span><text:line-break/><text:line-break/><text:line-break/><text:span text:style-name="T3">Pool : <text:s/>1 <text:s text:c="3"/>Difficulty : <text:s/>4</text:span><text:line-break/><text:span text:style-name="T3">successes <text:s/>: <text:s text:c="5"/>1</text:span><text:line-break/><text:span text:style-name="T3">chance <text:s text:c="3"/>%: <text:s/>70.00</text:span><text:line-break/><text:span text:style-name="T3">cum chance%: <text:s/>70.00</text:span><text:line-break/><text:span text:style-name="T3">Fail: 30.00<text:tab/>Botch: 10.00<text:tab/>avg: <text:s/>0.70</text:span><text:line-break/><text:line-break/><text:line-break/><text:span text:style-name="T3">Pool : <text:s/>1 <text:s text:c="3"/>Difficulty : <text:s/>5</text:span><text:line-break/><text:span text:style-name="T3">successes <text:s/>: <text:s text:c="5"/>1</text:span><text:line-break/><text:span text:style-name="T3">chance <text:s text:c="3"/>%: <text:s/>60.00</text:span><text:line-break/><text:span text:style-name="T3">cum chance%: <text:s/>60.00</text:span><text:line-break/><text:span text:style-name="T3">Fail: 40.00<text:tab/>Botch: 10.00<text:tab/>avg: <text:s/>0.60</text:span><text:line-break/><text:line-break/><text:line-break/><text:span text:style-name="T3">Pool : <text:s/>1 <text:s text:c="3"/>Difficulty : <text:s/>6</text:span><text:line-break/><text:span text:style-name="T3">successes <text:s/>: <text:s text:c="5"/>1</text:span><text:line-break/><text:span text:style-name="T3">chance <text:s text:c="3"/>%: <text:s/>50.00</text:span><text:line-break/><text:span text:style-name="T3">cum chance%: <text:s/>50.00</text:span><text:line-break/><text:span text:style-name="T3">Fail: 50.00<text:tab/>Botch: 10.00<text:tab/>avg: <text:s/>0.50</text:span><text:line-break/><text:line-break/><text:line-break/><text:span text:style-name="T3">Pool : <text:s/>1 <text:s text:c="3"/>Difficulty : <text:s/>7</text:span><text:line-break/><text:span text:style-name="T3">successes <text:s/>: <text:s text:c="5"/>1</text:span><text:line-break/><text:span text:style-name="T3">chance <text:s text:c="3"/>%: <text:s/>40.00</text:span><text:line-break/><text:span text:style-name="T3">cum chance%: <text:s/>40.00</text:span><text:line-break/><text:span text:style-name="T3">Fail: 60.00<text:tab/>Botch: 10.00<text:tab/>avg: <text:s/>0.40</text:span><text:line-break/><text:line-break/><text:line-break/><text:span text:style-name="T3">Pool : <text:s/>1 <text:s text:c="3"/>Difficulty : <text:s/>8</text:span><text:line-break/><text:span text:style-name="T3">successes <text:s/>: <text:s text:c="5"/>1</text:span><text:line-break/><text:span text:style-name="T3">chance <text:s text:c="3"/>%: <text:s/>30.00</text:span><text:line-break/><text:span text:style-name="T3">cum chance%: <text:s/>30.00</text:span><text:line-break/><text:span text:style-name="T3">Fail: 70.00<text:tab/>Botch: 10.00<text:tab/>avg: <text:s/>0.30</text:span><text:line-break/><text:line-break/><text:line-break/><text:span text:style-name="T3">Pool : <text:s/>1 <text:s text:c="3"/>Difficulty : <text:s/>9</text:span><text:line-break/><text:span text:style-name="T3">successes <text:s/>: <text:s text:c="5"/>1</text:span><text:line-break/><text:span text:style-name="T3">chance <text:s text:c="3"/>%: <text:s/>20.00</text:span><text:line-break/><text:span text:style-name="T3">cum chance%: <text:s/>20.00</text:span><text:line-break/><text:span text:style-name="T3">Fail: 80.00<text:tab/>Botch: 10.00<text:tab/>avg: <text:s/>0.20</text:span><text:line-break/><text:line-break/><text:line-break/><text:span text:style-name="T3">++++++++++++++++++++++++++++++++++++++++</text:span><text:line-break/><text:span text:style-name="T3">Pool : <text:s/>2 <text:s text:c="3"/>Difficulty : <text:s/>3</text:span><text:line-break/><text:span text:style-name="T3">successes <text:s/>: <text:s text:c="5"/>1 <text:s text:c="5"/>2</text:span><text:line-break/><text:span text:style-name="T3">chance <text:s text:c="3"/>%: <text:s/>16.00 <text:s/>64.00</text:span><text:line-break/><text:span text:style-name="T3">cum chance%: <text:s/>80.00 <text:s/>64.00</text:span><text:line-break/><text:span text:style-name="T3">Fail: 20.00<text:tab/>Botch: <text:s/>3.00<text:tab/>avg: <text:s/>1.44</text:span><text:line-break/><text:line-break/><text:line-break/><text:span text:style-name="T3">Pool : <text:s/>2 <text:s text:c="3"/>Difficulty : <text:s/>4</text:span><text:line-break/><text:span text:style-name="T3">successes <text:s/>: <text:s text:c="5"/>1 <text:s text:c="5"/>2</text:span><text:line-break/><text:span text:style-name="T3">chance <text:s text:c="3"/>%: <text:s/>28.00 <text:s/>49.00</text:span><text:line-break/><text:span text:style-name="T3">cum chance%: <text:s/>77.00 <text:s/>49.00</text:span><text:line-break/><text:span text:style-name="T3">Fail: 23.00<text:tab/>Botch: <text:s/>5.00<text:tab/>avg: <text:s/>1.26</text:span><text:line-break/><text:line-break/><text:line-break/><text:span text:style-name="T3">Pool : <text:s/>2 <text:s text:c="3"/>Difficulty : <text:s/>5</text:span><text:line-break/><text:span text:style-name="T3">successes <text:s/>: <text:s text:c="5"/>1 <text:s text:c="5"/>2</text:span><text:line-break/><text:span text:style-name="T3">chance <text:s text:c="3"/>%: <text:s/>36.00 <text:s/>36.00</text:span><text:line-break/><text:span text:style-name="T3">cum chance%: <text:s/>72.00 <text:s/>36.00</text:span><text:line-break/><text:span text:style-name="T3">Fail: 28.00<text:tab/>Botch: <text:s/>7.00<text:tab/>avg: <text:s/>1.08</text:span><text:line-break/><text:line-break/><text:line-break/><text:span text:style-name="T3">Pool : <text:s/>2 <text:s text:c="3"/>Difficulty : <text:s/>6</text:span><text:line-break/><text:span text:style-name="T3">successes <text:s/>: <text:s text:c="5"/>1 <text:s text:c="5"/>2</text:span><text:line-break/><text:span text:style-name="T3">chance <text:s text:c="3"/>%: <text:s/>40.00 <text:s/>25.00</text:span><text:line-break/><text:span text:style-name="T3">cum chance%: <text:s/>65.00 <text:s/>25.00</text:span><text:line-break/><text:span text:style-name="T3">Fail: 35.00<text:tab/>Botch: <text:s/>9.00<text:tab/>avg: <text:s/>0.90</text:span><text:line-break/><text:line-break/><text:line-break/><text:span text:style-name="T3">Pool : <text:s/>2 <text:s text:c="3"/>Difficulty : <text:s/>7</text:span><text:line-break/><text:span text:style-name="T3">successes <text:s/>: <text:s text:c="5"/>1 <text:s text:c="5"/>2</text:span><text:line-break/><text:span text:style-name="T3">chance <text:s text:c="3"/>%: <text:s/>40.00 <text:s/>16.00</text:span><text:line-break/><text:span text:style-name="T3">cum chance%: <text:s/>56.00 <text:s/>16.00</text:span><text:line-break/><text:span text:style-name="T3">Fail: 44.00<text:tab/>Botch: 11.00<text:tab/>avg: <text:s/>0.72</text:span><text:line-break/><text:line-break/><text:line-break/><text:span text:style-name="T3">Pool : <text:s/>2 <text:s text:c="3"/>Difficulty : <text:s/>8</text:span><text:line-break/><text:span text:style-name="T3">successes <text:s/>: <text:s text:c="5"/>1 <text:s text:c="5"/>2</text:span><text:line-break/><text:span text:style-name="T3">chance <text:s text:c="3"/>%: <text:s/>36.00 <text:s text:c="2"/>9.00</text:span><text:line-break/><text:span text:style-name="T3">cum chance%: <text:s/>45.00 <text:s text:c="2"/>9.00</text:span><text:line-break/><text:span text:style-name="T3">Fail: 55.00<text:tab/>Botch: 13.00<text:tab/>avg: <text:s/>0.54</text:span><text:line-break/><text:line-break/><text:line-break/><text:span text:style-name="T3">Pool : <text:s/>2 <text:s text:c="3"/>Difficulty : <text:s/>9</text:span><text:line-break/><text:span text:style-name="T3">successes <text:s/>: <text:s text:c="5"/>1 <text:s text:c="5"/>2</text:span><text:line-break/><text:span text:style-name="T3">chance <text:s text:c="3"/>%: <text:s/>28.00 <text:s text:c="2"/>4.00</text:span><text:line-break/><text:span text:style-name="T3">cum chance%: <text:s/>32.00 <text:s text:c="2"/>4.00</text:span><text:line-break/><text:span text:style-name="T3">Fail: 68.00<text:tab/>Botch: 15.00<text:tab/>avg: <text:s/>0.36</text:span><text:line-break/><text:line-break/><text:line-break/><text:span text:style-name="T3">++++++++++++++++++++++++++++++++++++++++</text:span><text:line-break/><text:span text:style-name="T3">Pool : <text:s/>3 <text:s text:c="3"/>Difficulty : <text:s/>3</text:span><text:line-break/><text:span text:style-name="T3">successes <text:s/>: <text:s text:c="5"/>1 <text:s text:c="5"/>2 <text:s text:c="5"/>3</text:span><text:line-break/><text:span text:style-name="T3">chance <text:s text:c="3"/>%: <text:s/>21.60 <text:s/>19.20 <text:s/>51.20</text:span><text:line-break/><text:span text:style-name="T3">cum chance%: <text:s/>92.00 <text:s/>70.40 <text:s/>51.20</text:span><text:line-break/><text:span text:style-name="T3">Fail: <text:s/>8.00<text:tab/>Botch: <text:s/>0.70<text:tab/>avg: <text:s/>2.14</text:span><text:line-break/><text:line-break/><text:line-break/><text:span text:style-name="T3">Pool : <text:s/>3 <text:s text:c="3"/>Difficulty : <text:s/>4</text:span><text:line-break/><text:span text:style-name="T3">successes <text:s/>: <text:s text:c="5"/>1 <text:s text:c="5"/>2 <text:s text:c="5"/>3</text:span><text:line-break/><text:span text:style-name="T3">chance <text:s text:c="3"/>%: <text:s/>23.10 <text:s/>29.40 <text:s/>34.30</text:span><text:line-break/><text:span text:style-name="T3">cum chance%: <text:s/>86.80 <text:s/>63.70 <text:s/>34.30</text:span><text:line-break/><text:span text:style-name="T3">Fail: 13.20<text:tab/>Botch: <text:s/>1.90<text:tab/>avg: <text:s/>1.85</text:span><text:line-break/><text:line-break/><text:line-break/><text:span text:style-name="T3">Pool : <text:s/>3 <text:s text:c="3"/>Difficulty : <text:s/>5</text:span><text:line-break/><text:span text:style-name="T3">successes <text:s/>: <text:s text:c="5"/>1 <text:s text:c="5"/>2 <text:s text:c="5"/>3</text:span><text:line-break/><text:span text:style-name="T3">chance <text:s text:c="3"/>%: <text:s/>27.00 <text:s/>32.40 <text:s/>21.60</text:span><text:line-break/><text:span text:style-name="T3">cum chance%: <text:s/>81.00 <text:s/>54.00 <text:s/>21.60</text:span><text:line-break/><text:span text:style-name="T3">Fail: 19.00<text:tab/>Botch: <text:s/>3.70<text:tab/>avg: <text:s/>1.57</text:span><text:line-break/><text:line-break/><text:line-break/><text:span text:style-name="T3">Pool : <text:s/>3 <text:s text:c="3"/>Difficulty : <text:s/>6</text:span><text:line-break/><text:span text:style-name="T3">successes <text:s/>: <text:s text:c="5"/>1 <text:s text:c="5"/>2 <text:s text:c="5"/>3</text:span><text:line-break/><text:span text:style-name="T3">chance <text:s text:c="3"/>%: <text:s/>31.50 <text:s/>30.00 <text:s/>12.50</text:span><text:line-break/><text:span text:style-name="T3">cum chance%: <text:s/>74.00 <text:s/>42.50 <text:s/>12.50</text:span><text:line-break/><text:span text:style-name="T3">Fail: 26.00<text:tab/>Botch: <text:s/>6.10<text:tab/>avg: <text:s/>1.29</text:span><text:line-break/><text:line-break/><text:line-break/><text:span text:style-name="T3">Pool : <text:s/>3 <text:s text:c="3"/>Difficulty : <text:s/>7</text:span><text:line-break/><text:span text:style-name="T3">successes <text:s/>: <text:s text:c="5"/>1 <text:s text:c="5"/>2 <text:s text:c="5"/>3</text:span><text:line-break/><text:span text:style-name="T3">chance <text:s text:c="3"/>%: <text:s/>34.80 <text:s/>24.00 <text:s text:c="2"/>6.40</text:span><text:line-break/><text:span text:style-name="T3">cum chance%: <text:s/>65.20 <text:s/>30.40 <text:s text:c="2"/>6.40</text:span><text:line-break/><text:span text:style-name="T3">Fail: 34.80<text:tab/>Botch: <text:s/>9.10<text:tab/>avg: <text:s/>1.02</text:span><text:line-break/><text:line-break/><text:line-break/><text:span text:style-name="T3">Pool : <text:s/>3 <text:s text:c="3"/>Difficulty : <text:s/>8</text:span><text:line-break/><text:span text:style-name="T3">successes <text:s/>: <text:s text:c="5"/>1 <text:s text:c="5"/>2 <text:s text:c="5"/>3</text:span><text:line-break/><text:span text:style-name="T3">chance <text:s text:c="3"/>%: <text:s/>35.10 <text:s/>16.20 <text:s text:c="2"/>2.70</text:span><text:line-break/><text:span text:style-name="T3">cum chance%: <text:s/>54.00 <text:s/>18.90 <text:s text:c="2"/>2.70</text:span><text:line-break/><text:span text:style-name="T3">Fail: 46.00<text:tab/>Botch: 12.70<text:tab/>avg: <text:s/>0.76</text:span><text:line-break/><text:line-break/><text:line-break/><text:span text:style-name="T3">Pool : <text:s/>3 <text:s text:c="3"/>Difficulty : <text:s/>9</text:span><text:line-break/><text:span text:style-name="T3">successes <text:s/>: <text:s text:c="5"/>1 <text:s text:c="5"/>2 <text:s text:c="5"/>3</text:span><text:line-break/><text:span text:style-name="T3">chance <text:s text:c="3"/>%: <text:s/>30.60 <text:s text:c="2"/>8.40 <text:s text:c="2"/>0.80</text:span><text:line-break/><text:span text:style-name="T3">cum chance%: <text:s/>39.80 <text:s text:c="2"/>9.20 <text:s text:c="2"/>0.80</text:span><text:line-break/><text:span text:style-name="T3">Fail: 60.20<text:tab/>Botch: 16.90<text:tab/>avg: <text:s/>0.50</text:span><text:line-break/><text:line-break/><text:line-break/><text:span text:style-name="T3">++++++++++++++++++++++++++++++++++++++++</text:span><text:line-break/><text:span text:style-name="T3">Pool : <text:s/>4 <text:s text:c="3"/>Difficulty : <text:s/>3</text:span><text:line-break/><text:span text:style-name="T3">successes <text:s/>: <text:s text:c="5"/>1 <text:s text:c="5"/>2 <text:s text:c="5"/>3 <text:s text:c="5"/>4</text:span><text:line-break/><text:span text:style-name="T3">chance <text:s text:c="3"/>%: <text:s text:c="2"/>8.00 <text:s/>24.32 <text:s/>20.48 <text:s/>40.96</text:span><text:line-break/><text:span text:style-name="T3">cum chance%: <text:s/>93.76 <text:s/>85.76 <text:s/>61.44 <text:s/>40.96</text:span><text:line-break/><text:span text:style-name="T3">Fail: <text:s/>6.24<text:tab/>Botch: <text:s/>0.15<text:tab/>avg: <text:s/>2.82</text:span><text:line-break/><text:line-break/><text:line-break/><text:span text:style-name="T3">Pool : <text:s/>4 <text:s text:c="3"/>Difficulty : <text:s/>4</text:span><text:line-break/><text:span text:style-name="T3">successes <text:s/>: <text:s text:c="5"/>1 <text:s text:c="5"/>2 <text:s text:c="5"/>3 <text:s text:c="5"/>4</text:span><text:line-break/><text:span text:style-name="T3">chance <text:s text:c="3"/>%: <text:s/>14.00 <text:s/>25.48 <text:s/>27.44 <text:s/>24.01</text:span><text:line-break/><text:span text:style-name="T3">cum chance%: <text:s/>90.93 <text:s/>76.93 <text:s/>51.45 <text:s/>24.01</text:span><text:line-break/><text:span text:style-name="T3">Fail: <text:s/>9.07<text:tab/>Botch: <text:s/>0.65<text:tab/>avg: <text:s/>2.43</text:span><text:line-break/><text:line-break/><text:line-break/><text:span text:style-name="T3">Pool : <text:s/>4 <text:s text:c="3"/>Difficulty : <text:s/>5</text:span><text:line-break/><text:span text:style-name="T3">successes <text:s/>: <text:s text:c="5"/>1 <text:s text:c="5"/>2 <text:s text:c="5"/>3 <text:s text:c="5"/>4</text:span><text:line-break/><text:span text:style-name="T3">chance <text:s text:c="3"/>%: <text:s/>19.44 <text:s/>28.08 <text:s/>25.92 <text:s/>12.96</text:span><text:line-break/><text:span text:style-name="T3">cum chance%: <text:s/>86.40 <text:s/>66.96 <text:s/>38.88 <text:s/>12.96</text:span><text:line-break/><text:span text:style-name="T3">Fail: 13.60<text:tab/>Botch: <text:s/>1.75<text:tab/>avg: <text:s/>2.05</text:span><text:line-break/><text:line-break/><text:line-break/><text:span text:style-name="T3">Pool : <text:s/>4 <text:s text:c="3"/>Difficulty : <text:s/>6</text:span><text:line-break/><text:span text:style-name="T3">successes <text:s/>: <text:s text:c="5"/>1 <text:s text:c="5"/>2 <text:s text:c="5"/>3 <text:s text:c="5"/>4</text:span><text:line-break/><text:span text:style-name="T3">chance <text:s text:c="3"/>%: <text:s/>24.80 <text:s/>29.00 <text:s/>20.00 <text:s text:c="2"/>6.25</text:span><text:line-break/><text:span text:style-name="T3">cum chance%: <text:s/>80.05 <text:s/>55.25 <text:s/>26.25 <text:s text:c="2"/>6.25</text:span><text:line-break/><text:span text:style-name="T3">Fail: 19.95<text:tab/>Botch: <text:s/>3.69<text:tab/>avg: <text:s/>1.68</text:span><text:line-break/><text:line-break/><text:line-break/><text:span text:style-name="T3">Pool : <text:s/>4 <text:s text:c="3"/>Difficulty : <text:s/>7</text:span><text:line-break/><text:span text:style-name="T3">successes <text:s/>: <text:s text:c="5"/>1 <text:s text:c="5"/>2 <text:s text:c="5"/>3 <text:s text:c="5"/>4</text:span><text:line-break/><text:span text:style-name="T3">chance <text:s text:c="3"/>%: <text:s/>29.60 <text:s/>26.56 <text:s/>12.80 <text:s text:c="2"/>2.56</text:span><text:line-break/><text:span text:style-name="T3">cum chance%: <text:s/>71.52 <text:s/>41.92 <text:s/>15.36 <text:s text:c="2"/>2.56</text:span><text:line-break/><text:span text:style-name="T3">Fail: 28.48<text:tab/>Botch: <text:s/>6.71<text:tab/>avg: <text:s/>1.31</text:span><text:line-break/><text:line-break/><text:line-break/><text:span text:style-name="T3">Pool : <text:s/>4 <text:s text:c="3"/>Difficulty : <text:s/>8</text:span><text:line-break/><text:span text:style-name="T3">successes <text:s/>: <text:s text:c="5"/>1 <text:s text:c="5"/>2 <text:s text:c="5"/>3 <text:s text:c="5"/>4</text:span><text:line-break/><text:span text:style-name="T3">chance <text:s text:c="3"/>%: <text:s/>32.40 <text:s/>20.52 <text:s text:c="2"/>6.48 <text:s text:c="2"/>0.81</text:span><text:line-break/><text:span text:style-name="T3">cum chance%: <text:s/>60.21 <text:s/>27.81 <text:s text:c="2"/>7.29 <text:s text:c="2"/>0.81</text:span><text:line-break/><text:span text:style-name="T3">Fail: 39.79<text:tab/>Botch: 11.05<text:tab/>avg: <text:s/>0.96</text:span><text:line-break/><text:line-break/><text:line-break/><text:soft-page-break/><text:span text:style-name="T3">Pool : <text:s/>4 <text:s text:c="3"/>Difficulty : <text:s/>9</text:span><text:line-break/><text:span text:style-name="T3">successes <text:s/>: <text:s text:c="5"/>1 <text:s text:c="5"/>2 <text:s text:c="5"/>3 <text:s text:c="5"/>4</text:span><text:line-break/><text:span text:style-name="T3">chance <text:s text:c="3"/>%: <text:s/>30.80 <text:s/>12.08 <text:s text:c="2"/>2.24 <text:s text:c="2"/>0.16</text:span><text:line-break/><text:span text:style-name="T3">cum chance%: <text:s/>45.28 <text:s/>14.48 <text:s text:c="2"/>2.40 <text:s text:c="2"/>0.16</text:span><text:line-break/><text:span text:style-name="T3">Fail: 54.72<text:tab/>Botch: 16.95<text:tab/>avg: <text:s/>0.62</text:span><text:line-break/><text:line-break/><text:line-break/><text:span text:style-name="T3">++++++++++++++++++++++++++++++++++++++++</text:span><text:line-break/><text:span text:style-name="T3">Pool : <text:s/>5 <text:s text:c="3"/>Difficulty : <text:s/>3</text:span><text:line-break/><text:span text:style-name="T3">successes <text:s/>: <text:s text:c="5"/>1 <text:s text:c="5"/>2 <text:s text:c="5"/>3 <text:s text:c="5"/>4 <text:s text:c="5"/>5</text:span><text:line-break/><text:span text:style-name="T3">chance <text:s text:c="3"/>%: <text:s text:c="2"/>7.08 <text:s/>10.88 <text:s/>25.60 <text:s/>20.48 <text:s/>32.77</text:span><text:line-break/><text:span text:style-name="T3">cum chance%: <text:s/>96.81 <text:s/>89.73 <text:s/>78.85 <text:s/>53.25 <text:s/>32.77</text:span><text:line-break/><text:span text:style-name="T3">Fail: <text:s/>3.19<text:tab/>Botch: <text:s/>0.03<text:tab/>avg: <text:s/>3.51</text:span><text:line-break/><text:line-break/><text:line-break/><text:span text:style-name="T3">Pool : <text:s/>5 <text:s text:c="3"/>Difficulty : <text:s/>4</text:span><text:line-break/><text:span text:style-name="T3">successes <text:s/>: <text:s text:c="5"/>1 <text:s text:c="5"/>2 <text:s text:c="5"/>3 <text:s text:c="5"/>4 <text:s text:c="5"/>5</text:span><text:line-break/><text:span text:style-name="T3">chance <text:s text:c="3"/>%: <text:s text:c="2"/>9.87 <text:s/>17.64 <text:s/>25.73 <text:s/>24.01 <text:s/>16.81</text:span><text:line-break/><text:span text:style-name="T3">cum chance%: <text:s/>94.05 <text:s/>84.18 <text:s/>66.54 <text:s/>40.82 <text:s/>16.81</text:span><text:line-break/><text:span text:style-name="T3">Fail: <text:s/>5.95<text:tab/>Botch: <text:s/>0.21<text:tab/>avg: <text:s/>3.02</text:span><text:line-break/><text:line-break/><text:line-break/><text:span text:style-name="T3">Pool : <text:s/>5 <text:s text:c="3"/>Difficulty : <text:s/>5</text:span><text:line-break/><text:span text:style-name="T3">successes <text:s/>: <text:s text:c="5"/>1 <text:s text:c="5"/>2 <text:s text:c="5"/>3 <text:s text:c="5"/>4 <text:s text:c="5"/>5</text:span><text:line-break/><text:span text:style-name="T3">chance <text:s text:c="3"/>%: <text:s/>14.31 <text:s/>22.68 <text:s/>25.92 <text:s/>19.44 <text:s text:c="2"/>7.78</text:span><text:line-break/><text:span text:style-name="T3">cum chance%: <text:s/>90.13 <text:s/>75.82 <text:s/>53.14 <text:s/>27.22 <text:s text:c="2"/>7.78</text:span><text:line-break/><text:span text:style-name="T3">Fail: <text:s/>9.87<text:tab/>Botch: <text:s/>0.78<text:tab/>avg: <text:s/>2.54</text:span><text:line-break/><text:line-break/><text:line-break/><text:span text:style-name="T3">Pool : <text:s/>5 <text:s text:c="3"/>Difficulty : <text:s/>6</text:span><text:line-break/><text:span text:style-name="T3">successes <text:s/>: <text:s text:c="5"/>1 <text:s text:c="5"/>2 <text:s text:c="5"/>3 <text:s text:c="5"/>4 <text:s text:c="5"/>5</text:span><text:line-break/><text:span text:style-name="T3">chance <text:s text:c="3"/>%: <text:s/>19.65 <text:s/>26.00 <text:s/>23.12 <text:s/>12.50 <text:s text:c="2"/>3.12</text:span><text:line-break/><text:span text:style-name="T3">cum chance%: <text:s/>84.40 <text:s/>64.75 <text:s/>38.75 <text:s/>15.62 <text:s text:c="2"/>3.12</text:span><text:line-break/><text:span text:style-name="T3">Fail: 15.60<text:tab/>Botch: <text:s/>2.10<text:tab/>avg: <text:s/>2.07</text:span><text:line-break/><text:line-break/><text:line-break/><text:span text:style-name="T3">Pool : <text:s/>5 <text:s text:c="3"/>Difficulty : <text:s/>7</text:span><text:line-break/><text:span text:style-name="T3">successes <text:s/>: <text:s text:c="5"/>1 <text:s text:c="5"/>2 <text:s text:c="5"/>3 <text:s text:c="5"/>4 <text:s text:c="5"/>5</text:span><text:line-break/><text:span text:style-name="T3">chance <text:s text:c="3"/>%: <text:s/>25.14 <text:s/>26.40 <text:s/>17.28 <text:s text:c="2"/>6.40 <text:s text:c="2"/>1.02</text:span><text:line-break/><text:span text:style-name="T3">cum chance%: <text:s/>76.24 <text:s/>51.10 <text:s/>24.70 <text:s text:c="2"/>7.42 <text:s text:c="2"/>1.02</text:span><text:line-break/><text:span text:style-name="T3">Fail: 23.76<text:tab/>Botch: <text:s/>4.65<text:tab/>avg: <text:s/>1.60</text:span><text:line-break/><text:line-break/><text:line-break/><text:span text:style-name="T3">Pool : <text:s/>5 <text:s text:c="3"/>Difficulty : <text:s/>8</text:span><text:line-break/><text:span text:style-name="T3">successes <text:s/>: <text:s text:c="5"/>1 <text:s text:c="5"/>2 <text:s text:c="5"/>3 <text:s text:c="5"/>4 <text:s text:c="5"/>5</text:span><text:line-break/><text:span text:style-name="T3">chance <text:s text:c="3"/>%: <text:s/>29.43 <text:s/>22.68 <text:s/>10.12 <text:s text:c="2"/>2.43 <text:s text:c="2"/>0.24</text:span><text:line-break/><text:span text:style-name="T3">cum chance%: <text:s/>64.91 <text:s/>35.48 <text:s/>12.80 <text:s text:c="2"/>2.67 <text:s text:c="2"/>0.24</text:span><text:line-break/><text:span text:style-name="T3">Fail: 35.09<text:tab/>Botch: <text:s/>9.03<text:tab/>avg: <text:s/>1.16</text:span><text:line-break/><text:line-break/><text:line-break/><text:span text:style-name="T3">Pool : <text:s/>5 <text:s text:c="3"/>Difficulty : <text:s/>9</text:span><text:line-break/><text:span text:style-name="T3">successes <text:s/>: <text:s text:c="5"/>1 <text:s text:c="5"/>2 <text:s text:c="5"/>3 <text:s text:c="5"/>4 <text:s text:c="5"/>5</text:span><text:line-break/><text:span text:style-name="T3">chance <text:s text:c="3"/>%: <text:s/>29.97 <text:s/>14.84 <text:s text:c="2"/>4.00 <text:s text:c="2"/>0.56 <text:s text:c="2"/>0.03</text:span><text:line-break/><text:span text:style-name="T3">cum chance%: <text:s/>49.40 <text:s/>19.43 <text:s text:c="2"/>4.59 <text:s text:c="2"/>0.59 <text:s text:c="2"/>0.03</text:span><text:line-break/><text:span text:style-name="T3">Fail: 50.60<text:tab/>Botch: 15.96<text:tab/>avg: <text:s/>0.74</text:span><text:line-break/><text:line-break/><text:line-break/><text:span text:style-name="T3">++++++++++++++++++++++++++++++++++++++++</text:span><text:line-break/><text:span text:style-name="T3">Pool : <text:s/>6 <text:s text:c="3"/>Difficulty : <text:s/>3</text:span><text:line-break/><text:span text:style-name="T3">successes <text:s/>: <text:s text:c="5"/>1 <text:s text:c="5"/>2 <text:s text:c="5"/>3 <text:s text:c="5"/>4 <text:s text:c="5"/>5 <text:s text:c="5"/>6</text:span><text:line-break/><text:span text:style-name="T3">chance <text:s text:c="3"/>%: <text:s text:c="2"/>3.46 <text:s text:c="2"/>9.31 <text:s/>13.31 <text:s/>25.80 <text:s/>19.66 <text:s/>26.21</text:span><text:line-break/><text:span text:style-name="T3">cum chance%: <text:s/>97.76 <text:s/>94.30 <text:s/>84.99 <text:s/>71.68 <text:s/>45.88 <text:s/>26.21</text:span><text:line-break/><text:span text:style-name="T3">Fail: <text:s/>2.24<text:tab/>Botch: <text:s/>0.01<text:tab/>avg: <text:s/>4.21</text:span><text:line-break/><text:line-break/><text:line-break/><text:span text:style-name="T3">Pool : <text:s/>6 <text:s text:c="3"/>Difficulty : <text:s/>4</text:span><text:line-break/><text:span text:style-name="T3">successes <text:s/>: <text:s text:c="5"/>1 <text:s text:c="5"/>2 <text:s text:c="5"/>3 <text:s text:c="5"/>4 <text:s text:c="5"/>5 <text:s text:c="5"/>6</text:span><text:line-break/><text:span text:style-name="T3">chance <text:s text:c="3"/>%: <text:s text:c="2"/>6.60 <text:s/>13.01 <text:s/>19.89 <text:s/>24.49 <text:s/>20.17 <text:s/>11.76</text:span><text:line-break/><text:span text:style-name="T3">cum chance%: <text:s/>95.93 <text:s/>89.33 <text:s/>76.32 <text:s/>56.42 <text:s/>31.93 <text:s/>11.76</text:span><text:line-break/><text:span text:style-name="T3">Fail: <text:s/>4.07<text:tab/>Botch: <text:s/>0.07<text:tab/>avg: <text:s/>3.62</text:span><text:line-break/><text:line-break/><text:line-break/><text:span text:style-name="T3">Pool : <text:s/>6 <text:s text:c="3"/>Difficulty : <text:s/>5</text:span><text:line-break/><text:span text:style-name="T3">successes <text:s/>: <text:s text:c="5"/>1 <text:s text:c="5"/>2 <text:s text:c="5"/>3 <text:s text:c="5"/>4 <text:s text:c="5"/>5 <text:s text:c="5"/>6</text:span><text:line-break/><text:span text:style-name="T3">chance <text:s text:c="3"/>%: <text:s/>10.59 <text:s/>17.98 <text:s/>23.33 <text:s/>22.16 <text:s/>14.00 <text:s text:c="2"/>4.67</text:span><text:line-break/><text:span text:style-name="T3">cum chance%: <text:s/>92.73 <text:s/>82.13 <text:s/>64.15 <text:s/>40.82 <text:s/>18.66 <text:s text:c="2"/>4.67</text:span><text:line-break/><text:span text:style-name="T3">Fail: <text:s/>7.27<text:tab/>Botch: <text:s/>0.34<text:tab/>avg: <text:s/>3.03</text:span><text:line-break/><text:line-break/><text:line-break/><text:span text:style-name="T3">Pool : <text:s/>6 <text:s text:c="3"/>Difficulty : <text:s/>6</text:span><text:line-break/><text:span text:style-name="T3">successes <text:s/>: <text:s text:c="5"/>1 <text:s text:c="5"/>2 <text:s text:c="5"/>3 <text:s text:c="5"/>4 <text:s text:c="5"/>5 <text:s text:c="5"/>6</text:span><text:line-break/><text:span text:style-name="T3">chance <text:s text:c="3"/>%: <text:s/>15.67 <text:s/>22.54 <text:s/>23.50 <text:s/>16.88 <text:s text:c="2"/>7.50 <text:s text:c="2"/>1.56</text:span><text:line-break/><text:span text:style-name="T3">cum chance%: <text:s/>87.65 <text:s/>71.97 <text:s/>49.44 <text:s/>25.94 <text:s text:c="2"/>9.06 <text:s text:c="2"/>1.56</text:span><text:line-break/><text:span text:style-name="T3">Fail: 12.35<text:tab/>Botch: <text:s/>1.15<text:tab/>avg: <text:s/>2.46</text:span><text:line-break/><text:line-break/><text:line-break/><text:span text:style-name="T3">Pool : <text:s/>6 <text:s text:c="3"/>Difficulty : <text:s/>7</text:span><text:line-break/><text:span text:style-name="T3">successes <text:s/>: <text:s text:c="5"/>1 <text:s text:c="5"/>2 <text:s text:c="5"/>3 <text:s text:c="5"/>4 <text:s text:c="5"/>5 <text:s text:c="5"/>6</text:span><text:line-break/><text:span text:style-name="T3">chance <text:s text:c="3"/>%: <text:s/>21.42 <text:s/>24.98 <text:s/>19.84 <text:s/>10.21 <text:s text:c="2"/>3.07 <text:s text:c="2"/>0.41</text:span><text:line-break/><text:span text:style-name="T3">cum chance%: <text:s/>79.94 <text:s/>58.52 <text:s/>33.54 <text:s/>13.70 <text:s text:c="2"/>3.48 <text:s text:c="2"/>0.41</text:span><text:line-break/><text:span text:style-name="T3">Fail: 20.06<text:tab/>Botch: <text:s/>3.10<text:tab/>avg: <text:s/>1.90</text:span><text:line-break/><text:line-break/><text:line-break/><text:span text:style-name="T3">Pool : <text:s/>6 <text:s text:c="3"/>Difficulty : <text:s/>8</text:span><text:line-break/><text:span text:style-name="T3">successes <text:s/>: <text:s text:c="5"/>1 <text:s text:c="5"/>2 <text:s text:c="5"/>3 <text:s text:c="5"/>4 <text:s text:c="5"/>5 <text:s text:c="5"/>6</text:span><text:line-break/><text:span text:style-name="T3">chance <text:s text:c="3"/>%: <text:s/>26.63 <text:s/>23.45 <text:s/>13.12 <text:s text:c="2"/>4.52 <text:s text:c="2"/>0.87 <text:s text:c="2"/>0.07</text:span><text:line-break/><text:span text:style-name="T3">cum chance%: <text:s/>68.67 <text:s/>42.04 <text:s/>18.59 <text:s text:c="2"/>5.47 <text:s text:c="2"/>0.95 <text:s text:c="2"/>0.07</text:span><text:line-break/><text:span text:style-name="T3">Fail: 31.33<text:tab/>Botch: <text:s/>7.10<text:tab/>avg: <text:s/>1.36</text:span><text:line-break/><text:line-break/><text:line-break/><text:span text:style-name="T3">Pool : <text:s/>6 <text:s text:c="3"/>Difficulty : <text:s/>9</text:span><text:line-break/><text:span text:style-name="T3">successes <text:s/>: <text:s text:c="5"/>1 <text:s text:c="5"/>2 <text:s text:c="5"/>3 <text:s text:c="5"/>4 <text:s text:c="5"/>5 <text:s text:c="5"/>6</text:span><text:line-break/><text:span text:style-name="T3">chance <text:s text:c="3"/>%: <text:s/>28.74 <text:s/>16.78 <text:s text:c="2"/>5.82 <text:s text:c="2"/>1.20 <text:s text:c="2"/>0.13 <text:s text:c="2"/>0.01</text:span><text:line-break/><text:span text:style-name="T3">cum chance%: <text:s/>52.68 <text:s/>23.94 <text:s text:c="2"/>7.16 <text:s text:c="2"/>1.34 <text:s text:c="2"/>0.14 <text:s text:c="2"/>0.01</text:span><text:line-break/><text:span text:style-name="T3">Fail: 47.32<text:tab/>Botch: 14.45<text:tab/>avg: <text:s/>0.85</text:span><text:line-break/><text:line-break/><text:line-break/><text:span text:style-name="T3">++++++++++++++++++++++++++++++++++++++++</text:span><text:line-break/><text:span text:style-name="T3">Pool : <text:s/>7 <text:s text:c="3"/>Difficulty : <text:s/>3</text:span><text:line-break/><text:span text:style-name="T3">successes <text:s/>: <text:s text:c="5"/>1 <text:s text:c="5"/>2 <text:s text:c="5"/>3 <text:s text:c="5"/>4 <text:s text:c="5"/>5 <text:s text:c="5"/>6 <text:s text:c="5"/>7</text:span><text:line-break/><text:span text:style-name="T3">chance <text:s text:c="3"/>%: <text:s text:c="2"/>2.58 <text:s text:c="2"/>5.03 <text:s/>11.36 <text:s/>15.20 <text:s/>25.23 <text:s/>18.35 <text:s/>20.97</text:span><text:line-break/><text:span text:style-name="T3">cum chance%: <text:s/>98.72 <text:s/>96.14 <text:s/>91.11 <text:s/>79.75 <text:s/>64.55 <text:s/>39.32 <text:s/>20.97</text:span><text:line-break/><text:span text:style-name="T3">Fail: <text:s/>1.28<text:tab/>Botch: <text:s/>0.00<text:tab/>avg: <text:s/>4.91</text:span><text:line-break/><text:line-break/><text:line-break/><text:span text:style-name="T3">Pool : <text:s/>7 <text:s text:c="3"/>Difficulty : <text:s/>4</text:span><text:line-break/><text:span text:style-name="T3">successes <text:s/>: <text:s text:c="5"/>1 <text:s text:c="5"/>2 <text:s text:c="5"/>3 <text:s text:c="5"/>4 <text:s text:c="5"/>5 <text:s text:c="5"/>6 <text:s text:c="5"/>7</text:span><text:line-break/><text:span text:style-name="T3">chance <text:s text:c="3"/>%: <text:s text:c="2"/>4.58 <text:s text:c="2"/>9.21 <text:s/>15.53 <text:s/>20.84 <text:s/>22.35 <text:s/>16.47 <text:s text:c="2"/>8.24</text:span><text:line-break/><text:span text:style-name="T3">cum chance%: <text:s/>97.22 <text:s/>92.65 <text:s/>83.43 <text:s/>67.90 <text:s/>47.06 <text:s/>24.71 <text:s text:c="2"/>8.24</text:span><text:line-break/><text:span text:style-name="T3">Fail: <text:s/>2.78<text:tab/>Botch: <text:s/>0.02<text:tab/>avg: <text:s/>4.21</text:span><text:line-break/><text:line-break/><text:line-break/><text:span text:style-name="T3">Pool : <text:s/>7 <text:s text:c="3"/>Difficulty : <text:s/>5</text:span><text:line-break/><text:span text:style-name="T3">successes <text:s/>: <text:s text:c="5"/>1 <text:s text:c="5"/>2 <text:s text:c="5"/>3 <text:s text:c="5"/>4 <text:s text:c="5"/>5 <text:s text:c="5"/>6 <text:s text:c="5"/>7</text:span><text:line-break/><text:span text:style-name="T3">chance <text:s text:c="3"/>%: <text:s text:c="2"/>7.90 <text:s/>14.08 <text:s/>20.00 <text:s/>22.04 <text:s/>17.96 <text:s text:c="2"/>9.80 <text:s text:c="2"/>2.80</text:span><text:line-break/><text:span text:style-name="T3">cum chance%: <text:s/>94.60 <text:s/>86.69 <text:s/>72.61 <text:s/>52.60 <text:s/>30.56 <text:s/>12.60 <text:s text:c="2"/>2.80</text:span><text:line-break/><text:span text:style-name="T3">Fail: <text:s/>5.40<text:tab/>Botch: <text:s/>0.14<text:tab/>avg: <text:s/>3.52</text:span><text:line-break/><text:line-break/><text:line-break/><text:span text:style-name="T3">Pool : <text:s/>7 <text:s text:c="3"/>Difficulty : <text:s/>6</text:span><text:line-break/><text:span text:style-name="T3">successes <text:s/>: <text:s text:c="5"/>1 <text:s text:c="5"/>2 <text:s text:c="5"/>3 <text:s text:c="5"/>4 <text:s text:c="5"/>5 <text:s text:c="5"/>6 <text:s text:c="5"/>7</text:span><text:line-break/><text:span text:style-name="T3">chance <text:s text:c="3"/>%: <text:s/>12.57 <text:s/>19.20 <text:s/>22.36 <text:s/>19.25 <text:s/>11.59 <text:s text:c="2"/>4.38 <text:s text:c="2"/>0.78</text:span><text:line-break/><text:span text:style-name="T3">cum chance%: <text:s/>90.13 <text:s/>77.56 <text:s/>58.36 <text:s/>36.00 <text:s/>16.75 <text:s text:c="2"/>5.16 <text:s text:c="2"/>0.78</text:span><text:line-break/><text:span text:style-name="T3">Fail: <text:s/>9.87<text:tab/>Botch: <text:s/>0.62<text:tab/>avg: <text:s/>2.85</text:span><text:line-break/><text:line-break/><text:line-break/><text:span text:style-name="T3">Pool : <text:s/>7 <text:s text:c="3"/>Difficulty : <text:s/>7</text:span><text:line-break/><text:span text:style-name="T3">successes <text:s/>: <text:s text:c="5"/>1 <text:s text:c="5"/>2 <text:s text:c="5"/>3 <text:s text:c="5"/>4 <text:s text:c="5"/>5 <text:s text:c="5"/>6 <text:s text:c="5"/>7</text:span><text:line-break/><text:span text:style-name="T3">chance <text:s text:c="3"/>%: <text:s/>18.32 <text:s/>23.04 <text:s/>20.94 <text:s/>13.35 <text:s text:c="2"/>5.66 <text:s text:c="2"/>1.43 <text:s text:c="2"/>0.16</text:span><text:line-break/><text:span text:style-name="T3">cum chance%: <text:s/>82.91 <text:s/>64.59 <text:s/>41.55 <text:s/>20.61 <text:s text:c="2"/>7.26 <text:s text:c="2"/>1.60 <text:s text:c="2"/>0.16</text:span><text:line-break/><text:span text:style-name="T3">Fail: 17.09<text:tab/>Botch: <text:s/>2.02<text:tab/>avg: <text:s/>2.19</text:span><text:line-break/><text:line-break/><text:line-break/><text:span text:style-name="T3">Pool : <text:s/>7 <text:s text:c="3"/>Difficulty : <text:s/>8</text:span><text:line-break/><text:span text:style-name="T3">successes <text:s/>: <text:s text:c="5"/>1 <text:s text:c="5"/>2 <text:s text:c="5"/>3 <text:s text:c="5"/>4 <text:s text:c="5"/>5 <text:s text:c="5"/>6 <text:s text:c="5"/>7</text:span><text:line-break/><text:span text:style-name="T3">chance <text:s text:c="3"/>%: <text:s/>24.11 <text:s/>23.37 <text:s/>15.36 <text:s text:c="2"/>6.74 <text:s text:c="2"/>1.89 <text:s text:c="2"/>0.31 <text:s text:c="2"/>0.02</text:span><text:line-break/><text:span text:style-name="T3">cum chance%: <text:s/>71.80 <text:s/>47.68 <text:s/>24.31 <text:s text:c="2"/>8.95 <text:s text:c="2"/>2.22 <text:s text:c="2"/>0.33 <text:s text:c="2"/>0.02</text:span><text:line-break/><text:span text:style-name="T3">Fail: 28.20<text:tab/>Botch: <text:s/>5.44<text:tab/>avg: <text:s/>1.55</text:span><text:line-break/><text:line-break/><text:line-break/><text:span text:style-name="T3">Pool : <text:s/>7 <text:s text:c="3"/>Difficulty : <text:s/>9</text:span><text:line-break/><text:span text:style-name="T3">successes <text:s/>: <text:s text:c="5"/>1 <text:s text:c="5"/>2 <text:s text:c="5"/>3 <text:s text:c="5"/>4 <text:s text:c="5"/>5 <text:s text:c="5"/>6 <text:s text:c="5"/>7</text:span><text:line-break/><text:span text:style-name="T3">chance <text:s text:c="3"/>%: <text:s/>27.38 <text:s/>18.08 <text:s text:c="2"/>7.55 <text:s text:c="2"/>2.01 <text:s text:c="2"/>0.33 <text:s text:c="2"/>0.03 <text:s text:c="2"/>0.00</text:span><text:line-break/><text:span text:style-name="T3">cum chance%: <text:s/>55.39 <text:s/>28.01 <text:s text:c="2"/>9.93 <text:s text:c="2"/>2.38 <text:s text:c="2"/>0.37 <text:s text:c="2"/>0.03 <text:s text:c="2"/>0.00</text:span><text:line-break/><text:span text:style-name="T3">Fail: 44.61<text:tab/>Botch: 12.74<text:tab/>avg: <text:s/>0.96</text:span></text:p>
      </text:section>
      <text:p text:style-name="Preformatted_20_Text"><text:span text:style-name="T6"><text:line-break/></text:span><text:line-break/></text:p>
      <text:p text:style-name="P2"><text:line-break/><text:span text:style-name="T4">++++++++++++++++++++++++++++++++++++++++</text:span><text:span text:style-name="T5"><text:line-break/></text:span><text:span text:style-name="T4">QuickTable: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<text:s text:c="7"/>| diff 3 <text:s text:c="2"/>| diff 4 <text:s text:c="2"/>| diff 5 <text:s text:c="2"/>| diff 6 <text:s text:c="2"/>| diff 7 <text:s text:c="2"/>| diff 8 <text:s text:c="2"/>| diff 9 <text:s text:c="2"/>|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Pool 1 | S#: 0.80 | S#: 0.70 | S#: 0.60 | S#: 0.50 | S#: 0.40 | S#: 0.30 | S#: 0.20 |</text:span><text:span text:style-name="T5"><text:line-break/></text:span><text:span text:style-name="T4">| <text:s text:c="7"/>| S%:80.00 | S%:70.00 | S%:60.00 | S%:50.00 | S%:40.00 | S%:30.00 | S%:20.00 |</text:span><text:span text:style-name="T5"><text:line-break/></text:span><text:span text:style-name="T4">| <text:s text:c="7"/>| B%:10.00 | B%:10.00 | B%:10.00 | B%:10.00 | B%:10.00 | B%:10.00 | B%:10.00 |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Pool 2 | S#: 1.44 | S#: 1.26 | S#: 1.08 | S#: 0.90 | S#: 0.72 | S#: 0.54 | S#: 0.36 |</text:span><text:span text:style-name="T5"><text:line-break/></text:span><text:span text:style-name="T4">| <text:s text:c="7"/>| S%:80.00 | S%:77.00 | S%:72.00 | S%:65.00 | S%:56.00 | S%:45.00 | S%:32.00 |</text:span><text:span text:style-name="T5"><text:line-break/></text:span><text:span text:style-name="T4">| <text:s text:c="7"/>| B%: 3.00 | B%: 5.00 | B%: 7.00 | B%: 9.00 | B%:11.00 | B%:13.00 | B%:15.00 |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Pool 3 | S#: 2.14 | S#: 1.85 | S#: 1.57 | S#: 1.29 | S#: 1.02 | S#: 0.76 | S#: 0.50 |</text:span><text:span text:style-name="T5"><text:line-break/></text:span><text:span text:style-name="T4">| <text:s text:c="7"/>| S%:92.00 | S%:86.80 | S%:81.00 | S%:74.00 | S%:65.20 | S%:54.00 | S%:39.80 |</text:span><text:span text:style-name="T5"><text:line-break/></text:span><text:span text:style-name="T4">| <text:s text:c="7"/>| B%: 0.70 | B%: 1.90 | B%: 3.70 | B%: 6.10 | B%: 9.10 | B%:12.70 | B%:16.90 |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Pool 4 | S#: 2.82 | S#: 2.43 | S#: 2.05 | S#: 1.68 | S#: 1.31 | S#: 0.96 | S#: 0.62 |</text:span><text:span text:style-name="T5"><text:line-break/></text:span><text:span text:style-name="T4">| <text:s text:c="7"/>| S%:93.76 | S%:90.93 | S%:86.40 | S%:80.05 | S%:71.52 | S%:60.21 | S%:45.28 |</text:span><text:span text:style-name="T5"><text:line-break/></text:span><text:span text:style-name="T4">| <text:s text:c="7"/>| B%: 0.15 | B%: 0.65 | B%: 1.75 | B%: 3.69 | B%: 6.71 | B%:11.05 | B%:16.95 |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Pool 5 | S#: 3.51 | S#: 3.02 | S#: 2.54 | S#: 2.07 | S#: 1.60 | S#: 1.16 | S#: 0.74 |</text:span><text:span text:style-name="T5"><text:line-break/></text:span><text:span text:style-name="T4">| <text:s text:c="7"/>| S%:96.81 | S%:94.05 | S%:90.13 | S%:84.40 | S%:76.24 | S%:64.91 | S%:49.40 |</text:span><text:span text:style-name="T5"><text:line-break/></text:span><text:span text:style-name="T4">| <text:s text:c="7"/>| B%: 0.03 | B%: 0.21 | B%: 0.78 | B%: 2.10 | B%: 4.65 | B%: 9.03 | B%:15.96 |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Pool 6 | S#: 4.21 | S#: 3.62 | S#: 3.03 | S#: 2.46 | S#: 1.90 | S#: 1.36 | S#: 0.85 |</text:span><text:span text:style-name="T5"><text:line-break/></text:span><text:span text:style-name="T4">| <text:s text:c="7"/>| S%:97.76 | S%:95.93 | S%:92.73 | S%:87.65 | S%:79.94 | S%:68.67 | S%:52.68 |</text:span><text:span text:style-name="T5"><text:line-break/></text:span><text:span text:style-name="T4">| <text:s text:c="7"/>| B%: 0.01 | B%: 0.07 | B%: 0.34 | B%: 1.15 | B%: 3.10 | B%: 7.10 | B%:14.45 |</text:span><text:span text:style-name="T5"><text:line-break/></text:span><text:span text:style-name="T4">+--------+----------+----------+----------+----------+----------+----------+----------+</text:span><text:span text:style-name="T5"><text:line-break/></text:span><text:span text:style-name="T4">| Pool 7 | S#: 4.91 | S#: 4.21 | S#: 3.52 | S#: 2.85 | S#: 2.19 | S#: 1.55 | S#: 0.96 |</text:span><text:span text:style-name="T5"><text:line-break/></text:span><text:span text:style-name="T4">| <text:s text:c="7"/>| S%:98.72 | S%:97.22 | S%:94.60 | S%:90.13 | S%:82.91 | S%:71.80 | S%:55.39 |</text:span><text:span text:style-name="T5"><text:line-break/></text:span><text:span text:style-name="T4">| <text:s text:c="7"/>| B%: 0.00 | B%: 0.02 | B%: 0.14 | B%: 0.62 | B%: 2.02 | B%: 5.44 | B%:12.74 |</text:span><text:span text:style-name="T5"><text:line-break/></text:span><text:span text:style-name="T4">+--------+----------+----------+----------+----------+----------+----------+----------+</text:span><text:span text:style-name="T5"><text:line-break/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4T02:29:01.796000000</meta:creation-date>
    <dc:date>2022-09-04T02:35:08.900000000</dc:date>
    <meta:editing-duration>PT6M7S</meta:editing-duration>
    <meta:editing-cycles>1</meta:editing-cycles>
    <meta:document-statistic meta:table-count="0" meta:image-count="0" meta:object-count="0" meta:page-count="3" meta:paragraph-count="3" meta:word-count="2013" meta:character-count="12337" meta:non-whitespace-character-count="8162"/>
    <meta:generator>LibreOffice/7.3.2.2$Windows_X86_64 LibreOffice_project/49f2b1bff42cfccbd8f788c8dc32c1c309559be0</meta:generator>
  </office:meta>
</office:document-meta>
</file>